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20pt" fo:font-style="italic" style:font-size-asian="20pt" style:font-style-asian="italic" style:font-size-complex="20pt" style:font-style-complex="italic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size="12pt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4pt" fo:font-style="italic" style:font-size-asian="14pt" style:font-style-asian="italic" style:font-size-complex="14pt" style:font-style-complex="italic"/>
    </style:style>
    <style:style style:name="P5" style:family="paragraph" style:parent-style-name="Standard" style:list-style-name="L1">
      <style:paragraph-properties fo:text-align="center" style:justify-single-word="false"/>
      <style:text-properties fo:color="#333333" style:font-name="Times New Roman" fo:font-size="20pt" fo:font-style="italic" style:font-size-asian="20pt" style:font-style-asian="italic" style:font-size-complex="20pt" style:font-style-complex="italic"/>
    </style:style>
    <style:style style:name="P6" style:family="paragraph" style:parent-style-name="Standard">
      <style:paragraph-properties fo:text-align="center" style:justify-single-word="false"/>
      <style:text-properties fo:color="#333333" style:font-name="Times New Roman" fo:font-size="20pt" fo:language="sk" fo:country="SK" fo:font-style="italic" style:font-size-asian="20pt" style:font-style-asian="italic" style:font-size-complex="20pt" style:font-style-complex="italic"/>
    </style:style>
    <style:style style:name="P7" style:family="paragraph" style:parent-style-name="Standard">
      <style:paragraph-properties fo:text-align="center" style:justify-single-word="false"/>
      <style:text-properties fo:color="#333333" style:font-name="Times New Roman" fo:font-size="14pt" fo:language="en" fo:country="US" fo:font-style="italic" style:font-size-asian="14pt" style:font-style-asian="italic" style:font-size-complex="14pt" style:font-style-complex="italic"/>
    </style:style>
    <style:style style:name="P8" style:family="paragraph" style:parent-style-name="Standard">
      <style:paragraph-properties fo:text-align="center" style:justify-single-word="false"/>
      <style:text-properties fo:color="#333333" style:font-name="Times New Roman" fo:font-size="14pt" fo:font-style="italic" style:font-size-asian="14pt" style:font-style-asian="italic" style:font-size-complex="14pt" style:font-style-complex="italic"/>
    </style:style>
    <style:style style:name="P9" style:family="paragraph" style:parent-style-name="Standard">
      <style:paragraph-properties fo:text-align="start" style:justify-single-word="false"/>
      <style:text-properties fo:color="#333333" style:font-name="Times New Roman" fo:font-size="21.75pt" fo:font-style="italic"/>
    </style:style>
    <style:style style:name="P10" style:family="paragraph" style:parent-style-name="Standard">
      <style:paragraph-properties fo:text-align="start" style:justify-single-word="false"/>
      <style:text-properties fo:color="#333333" style:font-name="Times New Roman" fo:font-size="12pt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fo:color="#333333" style:font-name="Times New Roman" fo:font-size="12pt" fo:font-weight="bold" style:font-size-asian="12pt" style:font-size-complex="12pt"/>
    </style:style>
    <style:style style:name="T1" style:family="text">
      <style:text-properties fo:color="#333333"/>
    </style:style>
    <style:style style:name="T2" style:family="text">
      <style:text-properties fo:color="#333333" fo:font-weight="bold"/>
    </style:style>
    <style:style style:name="T3" style:family="text">
      <style:text-properties fo:color="#333333" fo:language="sk" fo:country="SK"/>
    </style:style>
    <style:style style:name="T4" style:family="text">
      <style:text-properties fo:color="#333333" fo:language="en" fo:country="US"/>
    </style:style>
    <style:style style:name="T5" style:family="text">
      <style:text-properties fo:color="#ff9900" fo:font-weight="bold" style:font-weight-asian="bold" style:font-weight-complex="bold"/>
    </style:style>
    <style:style style:name="T6" style:family="text">
      <style:text-properties fo:color="#00cc00" fo:font-weight="bold" style:font-weight-asian="bold" style:font-weight-complex="bold"/>
    </style:style>
    <style:style style:name="T7" style:family="text">
      <style:text-properties fo:color="#cc0000"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610392814466248887" text:style-name="L1">
        <text:list-header>
          <text:p text:style-name="P5"/>
        </text:list-header>
      </text:list>
      <text:p text:style-name="P1"><text:span text:style-name="T1">Datab</text:span><text:span text:style-name="T3">ázové systémy</text:span></text:p>
      <text:p text:style-name="P6">Projekt – 1. časť</text:p>
      <text:p text:style-name="P6"/>
      <text:p text:style-name="P4"><text:span text:style-name="T3">Adam Kostolányi </text:span><text:span text:style-name="T4">[xkosto04]</text:span></text:p>
      <text:p text:style-name="P7">Jakub Bartko [xbartk07]</text:p>
      <text:p text:style-name="P8">FIT VUT 2021</text:p>
      <text:p text:style-name="P9"/>
      <text:p text:style-name="P9"/>
      <text:p text:style-name="P2"><text:span text:style-name="T2">Projekt č.:</text:span><text:span text:style-name="T1"> </text:span><text:span text:style-name="T1">40</text:span></text:p>
      <text:p text:style-name="P2"><text:span text:style-name="T2">Názov projektu:</text:span><text:span text:style-name="T1"> Internetový obchod</text:span></text:p>
      <text:p text:style-name="P10"/>
      <text:p text:style-name="P11">Popis:</text:p>
      <text:p text:style-name="P3"><text:span text:style-name="T2"><text:tab/></text:span><text:span text:style-name="T1">Medzi používateľov našeho systému patria </text:span><text:span text:style-name="T5">zákazníci</text:span><text:span text:style-name="T1">, </text:span><text:span text:style-name="T6">zamestnanci</text:span><text:span text:style-name="T1"> </text:span><text:span text:style-name="T6">v sklade</text:span><text:span text:style-name="T1"> a </text:span><text:span text:style-name="T7">vedenie obchodu</text:span><text:span text:style-name="T1">. Možnosti zákazníkov sú rozdelené na: prezeranie tovaru, správu zákazníckeho účtu <text:line-break/>a objednávanie. Zvolením dostupného tovaru, prihlásením sa do vlastného zákazníckeho účtu, vyplnením požadovaných údajov a zaplatením za nákup sa vytvorí objednávka, ktorej stav majú možnosť ďalej sledovať v zozname objednávok v správe účtu. Vytvorené zákaznícke objednávky vedenie obchodu rozdeľuje medzi zamestnancov skladu, ktorí príslušný tovar zabalia, objednajú dopravu </text:span><text:span text:style-name="T3">kuriérom</text:span><text:span text:style-name="T1"> a odošlú. Okrem toho im môžu byť pridelené objednávky do skladu, ktoré skontrolujú a prevezmú. Vedenie obchodu má ďalej možnos</text:span><text:span text:style-name="T3">ť</text:span><text:span text:style-name="T1"> spravovať zamestnanecké účty, získať základný prehľad o rentabilite obchodu a spravovať </text:span><text:span text:style-name="T3">zákaznícke</text:span><text:span text:style-name="T1"> objednávky aj objednávky do skladu.</text:span></text:p>
      <text:p text:style-name="P3"><text:span text:style-name="T1"><text:tab/>Uchovávajú sa údaje o používateľoch, objednávkach a produktoch. Používateľský účet môže byť zákacnícky alebo zamestnanecký, pričom oba môžu byť napojené na jednu osobu (napr. z dôvodu zamestnaneckých zliav), no fungujú </text:span><text:span text:style-name="T3">nezávisle</text:span><text:span text:style-name="T1"> od seba. Zákazník má ku každej objednávke možnosť podať sťažnosť (reklamáciu) ktorá vedením môže byť zamietnutá, alebo priradená zamestnancovi skladu, ktorý reklamovaný tovar prevezme. Zákazníck</text:span><text:span text:style-name="T3">a</text:span><text:span text:style-name="T1"> objednávka je naviazan</text:span><text:span text:style-name="T3">á</text:span><text:span text:style-name="T1"> na zákazníck</text:span><text:span text:style-name="T3">y</text:span><text:span text:style-name="T1"> účet, priradená jednému zo zamestnancov skladu na jej vybavenie a (po jej vytvorení) má priradenú objednávku na odvoz kurierom. Objednávka tovaru do skladu je priradená zamestnancovi na jej prevzatie, s dodatočnou informáciou o zvolenom dodávateľovi.  Ku každej objednávke ďalej patrí špecifikácia tovaru (a jeho množstva), ktorý </text:span><text:span text:style-name="T3">má obsahovať</text:span><text:span text:style-name="T1">. Nový druh tovaru má vedenie možnosť vytvoriť </text:span><text:span text:style-name="T3">priamo pri objednávaní, ale aj predom</text:span><text:span text:style-name="T1">. Okrem toho majú možnosť meniť viditeľnosť produktov (pre zákazníkov; napr. stiahnutie z predaja) a meniť </text:span><text:span text:style-name="T3">ich ceny –</text:span><text:span text:style-name="T1"> </text:span><text:span text:style-name="T3">zaznamená sa </text:span><text:span text:style-name="T1">do histórie ceny produktu, aby malo vedenie </text:span><text:span text:style-name="T3">obchodu </text:span><text:span text:style-name="T1">možnosť sledovať reláciu ceny a obľúbenosti daného produktu.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3-06T19:40:42.10</meta:creation-date>
    <dc:date>2021-03-07T11:11:47.80</dc:date>
    <meta:editing-duration>PT28M18S</meta:editing-duration>
    <meta:editing-cycles>57</meta:editing-cycles>
    <meta:generator>OpenOffice/4.1.6$Win32 OpenOffice.org_project/416m1$Build-9790</meta:generator>
    <meta:document-statistic meta:table-count="0" meta:image-count="0" meta:object-count="0" meta:page-count="1" meta:paragraph-count="10" meta:word-count="289" meta:character-count="2106"/>
  </office:meta>
</office:document-meta>
</file>